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ins</text:p>
          </table:table-cell>
          <table:table-cell office:value-type="float" office:value="490147" table:style-name="ce1">
            <text:p>490147</text:p>
          </table:table-cell>
          <table:table-cell office:value-type="float" office:value="490151" table:style-name="ce1">
            <text:p>490151</text:p>
          </table:table-cell>
          <table:table-cell office:value-type="float" office:value="490138" table:style-name="ce1">
            <text:p>490138</text:p>
          </table:table-cell>
          <table:table-cell office:value-type="float" office:value="490170" table:style-name="ce1">
            <text:p>490170</text:p>
          </table:table-cell>
          <table:table-cell office:value-type="float" office:value="490977" table:style-name="ce1">
            <text:p>490977</text:p>
          </table:table-cell>
          <table:table-cell office:value-type="float" office:value="489410" table:style-name="ce1">
            <text:p>489410</text:p>
          </table:table-cell>
          <table:table-cell office:value-type="float" office:value="490001" table:style-name="ce1">
            <text:p>490001</text:p>
          </table:table-cell>
          <table:table-cell office:value-type="float" office:value="489702" table:style-name="ce1">
            <text:p>489702</text:p>
          </table:table-cell>
          <table:table-cell office:value-type="float" office:value="491269" table:style-name="ce1">
            <text:p>491269</text:p>
          </table:table-cell>
          <table:table-cell office:value-type="float" office:value="491029" table:style-name="ce1">
            <text:p>491029</text:p>
          </table:table-cell>
          <table:table-cell office:value-type="float" office:value="490031" table:style-name="ce1">
            <text:p>490031</text:p>
          </table:table-cell>
          <table:table-cell office:value-type="float" office:value="489281" table:style-name="ce1">
            <text:p>489281</text:p>
          </table:table-cell>
          <table:table-cell office:value-type="float" office:value="491146" table:style-name="ce1">
            <text:p>491146</text:p>
          </table:table-cell>
          <table:table-cell office:value-type="float" office:value="489958" table:style-name="ce1">
            <text:p>489958</text:p>
          </table:table-cell>
          <table:table-cell office:value-type="float" office:value="489847" table:style-name="ce1">
            <text:p>489847</text:p>
          </table:table-cell>
          <table:table-cell office:value-type="float" office:value="491113" table:style-name="ce1">
            <text:p>491113</text:p>
          </table:table-cell>
          <table:table-cell office:value-type="float" office:value="490436" table:style-name="ce1">
            <text:p>490436</text:p>
          </table:table-cell>
          <table:table-cell office:value-type="float" office:value="490679" table:style-name="ce1">
            <text:p>490679</text:p>
          </table:table-cell>
          <table:table-cell office:value-type="float" office:value="490182" table:style-name="ce1">
            <text:p>490182</text:p>
          </table:table-cell>
          <table:table-cell office:value-type="float" office:value="489674" table:style-name="ce1">
            <text:p>489674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Losses</text:p>
          </table:table-cell>
          <table:table-cell office:value-type="float" office:value="529220" table:style-name="ce1">
            <text:p>529220</text:p>
          </table:table-cell>
          <table:table-cell office:value-type="float" office:value="529079" table:style-name="ce1">
            <text:p>529079</text:p>
          </table:table-cell>
          <table:table-cell office:value-type="float" office:value="528761" table:style-name="ce1">
            <text:p>528761</text:p>
          </table:table-cell>
          <table:table-cell office:value-type="float" office:value="528629" table:style-name="ce1">
            <text:p>528629</text:p>
          </table:table-cell>
          <table:table-cell office:value-type="float" office:value="528431" table:style-name="ce1">
            <text:p>528431</text:p>
          </table:table-cell>
          <table:table-cell office:value-type="float" office:value="528900" table:style-name="ce1">
            <text:p>528900</text:p>
          </table:table-cell>
          <table:table-cell office:value-type="float" office:value="528310" table:style-name="ce1">
            <text:p>528310</text:p>
          </table:table-cell>
          <table:table-cell office:value-type="float" office:value="529038" table:style-name="ce1">
            <text:p>529038</text:p>
          </table:table-cell>
          <table:table-cell office:value-type="float" office:value="528171" table:style-name="ce1">
            <text:p>528171</text:p>
          </table:table-cell>
          <table:table-cell office:value-type="float" office:value="527690" table:style-name="ce1">
            <text:p>527690</text:p>
          </table:table-cell>
          <table:table-cell office:value-type="float" office:value="528955" table:style-name="ce1">
            <text:p>528955</text:p>
          </table:table-cell>
          <table:table-cell office:value-type="float" office:value="529172" table:style-name="ce1">
            <text:p>529172</text:p>
          </table:table-cell>
          <table:table-cell office:value-type="float" office:value="527729" table:style-name="ce1">
            <text:p>527729</text:p>
          </table:table-cell>
          <table:table-cell office:value-type="float" office:value="528592" table:style-name="ce1">
            <text:p>528592</text:p>
          </table:table-cell>
          <table:table-cell office:value-type="float" office:value="529445" table:style-name="ce1">
            <text:p>529445</text:p>
          </table:table-cell>
          <table:table-cell office:value-type="float" office:value="528318" table:style-name="ce1">
            <text:p>528318</text:p>
          </table:table-cell>
          <table:table-cell office:value-type="float" office:value="528325" table:style-name="ce1">
            <text:p>528325</text:p>
          </table:table-cell>
          <table:table-cell office:value-type="float" office:value="528105" table:style-name="ce1">
            <text:p>528105</text:p>
          </table:table-cell>
          <table:table-cell office:value-type="float" office:value="529059" table:style-name="ce1">
            <text:p>529059</text:p>
          </table:table-cell>
          <table:table-cell office:value-type="float" office:value="528122" table:style-name="ce1">
            <text:p>528122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Bets</text:p>
          </table:table-cell>
          <table:table-cell office:value-type="float" office:value="1019367" table:style-name="ce1">
            <text:p>1019367</text:p>
          </table:table-cell>
          <table:table-cell office:value-type="float" office:value="1019230" table:style-name="ce1">
            <text:p>1019230</text:p>
          </table:table-cell>
          <table:table-cell office:value-type="float" office:value="1018899" table:style-name="ce1">
            <text:p>1018899</text:p>
          </table:table-cell>
          <table:table-cell office:value-type="float" office:value="1018799" table:style-name="ce1">
            <text:p>1018799</text:p>
          </table:table-cell>
          <table:table-cell office:value-type="float" office:value="1019408" table:style-name="ce1">
            <text:p>1019408</text:p>
          </table:table-cell>
          <table:table-cell office:value-type="float" office:value="1018310" table:style-name="ce1">
            <text:p>1018310</text:p>
          </table:table-cell>
          <table:table-cell office:value-type="float" office:value="1018311" table:style-name="ce1">
            <text:p>1018311</text:p>
          </table:table-cell>
          <table:table-cell office:value-type="float" office:value="1018740" table:style-name="ce1">
            <text:p>1018740</text:p>
          </table:table-cell>
          <table:table-cell office:value-type="float" office:value="1019440" table:style-name="ce1">
            <text:p>1019440</text:p>
          </table:table-cell>
          <table:table-cell office:value-type="float" office:value="1018719" table:style-name="ce1">
            <text:p>1018719</text:p>
          </table:table-cell>
          <table:table-cell office:value-type="float" office:value="1018986" table:style-name="ce1">
            <text:p>1018986</text:p>
          </table:table-cell>
          <table:table-cell office:value-type="float" office:value="1018453" table:style-name="ce1">
            <text:p>1018453</text:p>
          </table:table-cell>
          <table:table-cell office:value-type="float" office:value="1018875" table:style-name="ce1">
            <text:p>1018875</text:p>
          </table:table-cell>
          <table:table-cell office:value-type="float" office:value="1018550" table:style-name="ce1">
            <text:p>1018550</text:p>
          </table:table-cell>
          <table:table-cell office:value-type="float" office:value="1019292" table:style-name="ce1">
            <text:p>1019292</text:p>
          </table:table-cell>
          <table:table-cell office:value-type="float" office:value="1019431" table:style-name="ce1">
            <text:p>1019431</text:p>
          </table:table-cell>
          <table:table-cell office:value-type="float" office:value="1018761" table:style-name="ce1">
            <text:p>1018761</text:p>
          </table:table-cell>
          <table:table-cell office:value-type="float" office:value="1018784" table:style-name="ce1">
            <text:p>1018784</text:p>
          </table:table-cell>
          <table:table-cell office:value-type="float" office:value="1019241" table:style-name="ce1">
            <text:p>1019241</text:p>
          </table:table-cell>
          <table:table-cell office:value-type="float" office:value="1017796" table:style-name="ce1">
            <text:p>1017796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ouse</text:p>
          </table:table-cell>
          <table:table-cell office:value-type="float" office:value="0.5191653251478614" table:formula="of:=[.C3]/[.C4]" table:style-name="ce1">
            <text:p>0.519165325</text:p>
          </table:table-cell>
          <table:table-cell office:value-type="float" office:value="0.51909676912963709" table:formula="of:=[.D3]/[.D4]" table:style-name="ce1">
            <text:p>0.519096769</text:p>
          </table:table-cell>
          <table:table-cell office:value-type="float" office:value="0.51895330155393227" table:formula="of:=[.E3]/[.E4]" table:style-name="ce1">
            <text:p>0.518953302</text:p>
          </table:table-cell>
          <table:table-cell office:value-type="float" office:value="0.51887467498495776" table:formula="of:=[.F3]/[.F4]" table:style-name="ce1">
            <text:p>0.518874675</text:p>
          </table:table-cell>
          <table:table-cell office:value-type="float" office:value="0.5183704659959506" table:formula="of:=[.G3]/[.G4]" table:style-name="ce1">
            <text:p>0.518370466</text:p>
          </table:table-cell>
          <table:table-cell office:value-type="float" office:value="0.51938996965560591" table:formula="of:=[.H3]/[.H4]" table:style-name="ce1">
            <text:p>0.51938997</text:p>
          </table:table-cell>
          <table:table-cell office:value-type="float" office:value="0.51881006882966008" table:formula="of:=[.I3]/[.I4]" table:style-name="ce1">
            <text:p>0.518810069</text:p>
          </table:table-cell>
          <table:table-cell office:value-type="float" office:value="0.51930620177866782" table:formula="of:=[.J3]/[.J4]" table:style-name="ce1">
            <text:p>0.519306202</text:p>
          </table:table-cell>
          <table:table-cell office:value-type="float" office:value="0.51809915247586913" table:formula="of:=[.K3]/[.K4]" table:style-name="ce1">
            <text:p>0.518099152</text:p>
          </table:table-cell>
          <table:table-cell office:value-type="float" office:value="0.51799367637199267" table:formula="of:=[.L3]/[.L4]" table:style-name="ce1">
            <text:p>0.517993676</text:p>
          </table:table-cell>
          <table:table-cell office:value-type="float" office:value="0.51909937918676019" table:formula="of:=[.M3]/[.M4]" table:style-name="ce1">
            <text:p>0.519099379</text:p>
          </table:table-cell>
          <table:table-cell office:value-type="float" office:value="0.51958411433811869" table:formula="of:=[.N3]/[.N4]" table:style-name="ce1">
            <text:p>0.519584114</text:p>
          </table:table-cell>
          <table:table-cell office:value-type="float" office:value="0.51795264384738071" table:formula="of:=[.O3]/[.O4]" table:style-name="ce1">
            <text:p>0.517952644</text:p>
          </table:table-cell>
          <table:table-cell office:value-type="float" office:value="0.51896519562122623" table:formula="of:=[.P3]/[.P4]" table:style-name="ce1">
            <text:p>0.518965196</text:p>
          </table:table-cell>
          <table:table-cell office:value-type="float" office:value="0.51942426704025935" table:formula="of:=[.Q3]/[.Q4]" table:style-name="ce1">
            <text:p>0.519424267</text:p>
          </table:table-cell>
          <table:table-cell office:value-type="float" office:value="0.51824792457753399" table:formula="of:=[.R3]/[.R4]" table:style-name="ce1">
            <text:p>0.518247925</text:p>
          </table:table-cell>
          <table:table-cell office:value-type="float" office:value="0.51859562743371601" table:formula="of:=[.S3]/[.S4]" table:style-name="ce1">
            <text:p>0.518595627</text:p>
          </table:table-cell>
          <table:table-cell office:value-type="float" office:value="0.5183679759399441" table:formula="of:=[.T3]/[.T4]" table:style-name="ce1">
            <text:p>0.518367976</text:p>
          </table:table-cell>
          <table:table-cell office:value-type="float" office:value="0.51907154441393155" table:formula="of:=[.U3]/[.U4]" table:style-name="ce1">
            <text:p>0.519071544</text:p>
          </table:table-cell>
          <table:table-cell office:value-type="float" office:value="0.51888787143985626" table:formula="of:=[.V3]/[.V4]" table:style-name="ce1">
            <text:p>0.518887871</text:p>
          </table:table-cell>
          <table:table-cell office:value-type="float" office:value="0.51881280748814307" table:formula="of:=AVERAGE([.C6:.V6])" table:style-name="ce1">
            <text:p>0.518812807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Player</text:p>
          </table:table-cell>
          <table:table-cell office:value-type="float" office:value="0.48083467485213865" table:formula="of:=[.C2]/[.C4]" table:style-name="ce1">
            <text:p>0.480834675</text:p>
          </table:table-cell>
          <table:table-cell office:value-type="float" office:value="0.48090323087036291" table:formula="of:=[.D2]/[.D4]" table:style-name="ce1">
            <text:p>0.480903231</text:p>
          </table:table-cell>
          <table:table-cell office:value-type="float" office:value="0.48104669844606779" table:formula="of:=[.E2]/[.E4]" table:style-name="ce1">
            <text:p>0.481046698</text:p>
          </table:table-cell>
          <table:table-cell office:value-type="float" office:value="0.48112532501504224" table:formula="of:=[.F2]/[.F4]" table:style-name="ce1">
            <text:p>0.481125325</text:p>
          </table:table-cell>
          <table:table-cell office:value-type="float" office:value="0.4816295340040494" table:formula="of:=[.G2]/[.G4]" table:style-name="ce1">
            <text:p>0.481629534</text:p>
          </table:table-cell>
          <table:table-cell office:value-type="float" office:value="0.48061003034439415" table:formula="of:=[.H2]/[.H4]" table:style-name="ce1">
            <text:p>0.48061003</text:p>
          </table:table-cell>
          <table:table-cell office:value-type="float" office:value="0.48118993117033992" table:formula="of:=[.I2]/[.I4]" table:style-name="ce1">
            <text:p>0.481189931</text:p>
          </table:table-cell>
          <table:table-cell office:value-type="float" office:value="0.48069379822133224" table:formula="of:=[.J2]/[.J4]" table:style-name="ce1">
            <text:p>0.480693798</text:p>
          </table:table-cell>
          <table:table-cell office:value-type="float" office:value="0.48190084752413087" table:formula="of:=[.K2]/[.K4]" table:style-name="ce1">
            <text:p>0.481900848</text:p>
          </table:table-cell>
          <table:table-cell office:value-type="float" office:value="0.48200632362800733" table:formula="of:=[.L2]/[.L4]" table:style-name="ce1">
            <text:p>0.482006324</text:p>
          </table:table-cell>
          <table:table-cell office:value-type="float" office:value="0.48090062081323981" table:formula="of:=[.M2]/[.M4]" table:style-name="ce1">
            <text:p>0.480900621</text:p>
          </table:table-cell>
          <table:table-cell office:value-type="float" office:value="0.48041588566188131" table:formula="of:=[.N2]/[.N4]" table:style-name="ce1">
            <text:p>0.480415886</text:p>
          </table:table-cell>
          <table:table-cell office:value-type="float" office:value="0.48204735615261929" table:formula="of:=[.O2]/[.O4]" table:style-name="ce1">
            <text:p>0.482047356</text:p>
          </table:table-cell>
          <table:table-cell office:value-type="float" office:value="0.48103480437877377" table:formula="of:=[.P2]/[.P4]" table:style-name="ce1">
            <text:p>0.481034804</text:p>
          </table:table-cell>
          <table:table-cell office:value-type="float" office:value="0.48057573295974071" table:formula="of:=[.Q2]/[.Q4]" table:style-name="ce1">
            <text:p>0.480575733</text:p>
          </table:table-cell>
          <table:table-cell office:value-type="float" office:value="0.48175207542246606" table:formula="of:=[.R2]/[.R4]" table:style-name="ce1">
            <text:p>0.481752075</text:p>
          </table:table-cell>
          <table:table-cell office:value-type="float" office:value="0.48140437256628393" table:formula="of:=[.S2]/[.S4]" table:style-name="ce1">
            <text:p>0.481404373</text:p>
          </table:table-cell>
          <table:table-cell office:value-type="float" office:value="0.4816320240600559" table:formula="of:=[.T2]/[.T4]" table:style-name="ce1">
            <text:p>0.481632024</text:p>
          </table:table-cell>
          <table:table-cell office:value-type="float" office:value="0.48092845558606845" table:formula="of:=[.U2]/[.U4]" table:style-name="ce1">
            <text:p>0.480928456</text:p>
          </table:table-cell>
          <table:table-cell office:value-type="float" office:value="0.48111212856014368" table:formula="of:=[.V2]/[.V4]" table:style-name="ce1">
            <text:p>0.481112129</text:p>
          </table:table-cell>
          <table:table-cell table:number-columns-repeated="16362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2">
            <text:p>Total of Hands Played</text:p>
          </table:table-cell>
          <table:covered-table-cell/>
          <table:table-cell office:value-type="string" table:number-columns-spanned="2" table:number-rows-spanned="1" table:style-name="ce2">
            <text:p>20.000.000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3" svg:x="0in" svg:y="0.03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Ulisses</meta:initial-creator>
    <dc:creator>Ulisses</dc:creator>
    <meta:creation-date>2017-08-28T23:38:09Z</meta:creation-date>
    <dc:date>2017-08-29T00:19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Dealer Winning Percentag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6:.$V$6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